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2">
      <text:list-level-style-number text:level="1" style:num-suffix=")" style:num-format="1" text:start-value="23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3">
      <text:list-level-style-number text:level="1" style:num-suffix=")" style:num-format="1" text:start-value="8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 text:start-value="59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5">
      <text:list-level-style-number text:level="1" style:num-suffix=")" style:num-format="1" text:start-value="176">
        <style:list-level-properties text:space-before="0.4472in" text:min-label-width="0.302in" text:list-level-position-and-space-mode="label-alignment">
          <style:list-level-label-alignment text:label-followed-by="listtab" fo:margin-left="0.7493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6">
      <text:list-level-style-number text:level="1" style:num-suffix=")" style:num-format="1" text:start-value="196">
        <style:list-level-properties text:space-before="0.4472in" text:min-label-width="0.302in" text:list-level-position-and-space-mode="label-alignment">
          <style:list-level-label-alignment text:label-followed-by="listtab" fo:margin-left="0.7493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7">
      <text:list-level-style-number text:level="1" style:num-suffix=")" style:num-format="1" text:start-value="217">
        <style:list-level-properties text:space-before="0.3937in" text:min-label-width="0.302in" text:list-level-position-and-space-mode="label-alignment">
          <style:list-level-label-alignment text:label-followed-by="listtab" fo:margin-left="0.6958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8">
      <text:list-level-style-number text:level="1" style:num-suffix=")" style:num-format="1" text:start-value="2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Абзацсписка" style:master-page-name="MP0" style:list-style-name="LFO2" style:family="paragraph">
      <style:paragraph-properties fo:break-before="page" fo:margin-bottom="0in" fo:line-height="115%" fo:margin-left="0.4923in" fo:text-indent="-0.3937in">
        <style:tab-stops/>
      </style:paragraph-properties>
    </style:style>
    <style:style style:name="T2" style:parent-style-name="Основнойшрифтабзаца" style:family="text">
      <style:text-properties style:font-name="Courier New" style:font-name-complex="Courier New" fo:font-weight="bold" style:font-weight-asian="bold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P13" style:parent-style-name="Абзацсписка" style:family="paragraph">
      <style:paragraph-properties fo:margin-bottom="0in" fo:line-height="115%" fo:margin-left="0.4923in">
        <style:tab-stops/>
      </style:paragraph-properties>
    </style:style>
    <style:style style:name="P14" style:parent-style-name="Абзацсписка" style:list-style-name="LFO3" style:family="paragraph">
      <style:paragraph-properties fo:margin-bottom="0in" fo:line-height="115%" fo:text-indent="-0.4013in"/>
    </style:style>
    <style:style style:name="T15" style:parent-style-name="Код" style:family="text">
      <style:text-properties fo:language="ru" fo:country="RU"/>
    </style:style>
    <style:style style:name="T16" style:parent-style-name="Основнойшрифтабзаца" style:family="text">
      <style:text-properties style:text-position="super 66.6%"/>
    </style:style>
    <style:style style:name="P17" style:parent-style-name="Обычный" style:family="paragraph">
      <style:paragraph-properties fo:margin-bottom="0in" fo:line-height="115%" fo:margin-left="0.0986in">
        <style:tab-stops/>
      </style:paragraph-properties>
    </style:style>
    <style:style style:name="P18" style:parent-style-name="Абзацсписка" style:list-style-name="LFO4" style:family="paragraph">
      <style:paragraph-properties fo:margin-bottom="0in" fo:line-height="115%" fo:margin-left="0.4923in" fo:text-indent="-0.3937in">
        <style:tab-stops/>
      </style:paragraph-properties>
    </style:style>
    <style:style style:name="T19" style:parent-style-name="Основнойшрифтабзаца" style:family="text">
      <style:text-properties fo:font-weight="bold" style:font-weight-asian="bold"/>
    </style:style>
    <style:style style:name="T20" style:parent-style-name="Основнойшрифтабзаца" style:family="text">
      <style:text-properties style:font-name="Courier New" style:font-name-complex="Courier New" fo:font-weight="bold" style:font-weight-asian="bold"/>
    </style:style>
    <style:style style:name="T21" style:parent-style-name="Основнойшрифтабзаца" style:family="text">
      <style:text-properties fo:font-weight="bold" style:font-weight-asian="bold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P24" style:parent-style-name="Обычный" style:family="paragraph">
      <style:paragraph-properties fo:margin-bottom="0in" fo:line-height="115%" fo:margin-left="0.0986in">
        <style:tab-stops/>
      </style:paragraph-properties>
    </style:style>
    <style:style style:name="P25" style:parent-style-name="Абзацсписка" style:list-style-name="LFO5" style:family="paragraph">
      <style:paragraph-properties fo:margin-bottom="0in" fo:line-height="115%" fo:margin-left="0.4923in" fo:text-indent="-0.3937in">
        <style:tab-stops/>
      </style:paragraph-properties>
    </style:style>
    <style:style style:name="T26" style:parent-style-name="Код" style:family="text">
      <style:text-properties fo:language="ru" fo:country="RU"/>
    </style:style>
    <style:style style:name="P27" style:parent-style-name="Абзацсписка" style:family="paragraph">
      <style:paragraph-properties fo:margin-bottom="0in" fo:line-height="115%" fo:margin-left="0.4923in">
        <style:tab-stops/>
      </style:paragraph-properties>
    </style:style>
    <style:style style:name="P28" style:parent-style-name="Абзацсписка" style:list-style-name="LFO5" style:family="paragraph">
      <style:paragraph-properties fo:margin-bottom="0in" fo:line-height="115%" fo:margin-left="0.4923in" fo:text-indent="-0.3937in">
        <style:tab-stops/>
      </style:paragraph-properties>
    </style:style>
    <style:style style:name="T29" style:parent-style-name="Код" style:family="text">
      <style:text-properties fo:language="ru" fo:country="RU"/>
    </style:style>
    <style:style style:name="T30" style:parent-style-name="Основнойшрифтабзаца" style:family="text">
      <style:text-properties fo:language="en" fo:country="US"/>
    </style:style>
    <style:style style:name="P31" style:parent-style-name="Абзацсписка" style:list-style-name="LFO6" style:family="paragraph">
      <style:paragraph-properties fo:margin-bottom="0in" fo:line-height="115%" fo:margin-left="0.4923in" fo:text-indent="-0.3937in">
        <style:tab-stops/>
      </style:paragraph-properties>
    </style:style>
    <style:style style:name="T32" style:parent-style-name="Код" style:family="text">
      <style:text-properties fo:language="ru" fo:country="RU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style:text-position="super 66.6%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P39" style:parent-style-name="Обычный" style:family="paragraph">
      <style:paragraph-properties fo:margin-bottom="0in" fo:line-height="115%"/>
      <style:text-properties fo:language="en" fo:country="US"/>
    </style:style>
    <style:style style:name="P40" style:parent-style-name="Обычный" style:family="paragraph">
      <style:paragraph-properties fo:margin-bottom="0in" fo:line-height="115%" fo:margin-left="0.4923in" fo:text-indent="-0.3937in">
        <style:tab-stops/>
      </style:paragraph-properties>
    </style:style>
    <style:style style:name="T41" style:parent-style-name="Основнойшрифтабзаца" style:family="text">
      <style:text-properties fo:font-weight="bold" style:font-weight-asian="bold"/>
    </style:style>
    <style:style style:name="T42" style:parent-style-name="Код" style:family="text">
      <style:text-properties fo:language="ru" fo:country="RU"/>
    </style:style>
    <style:style style:name="T43" style:parent-style-name="Основнойшрифтабзаца" style:family="text">
      <style:text-properties style:text-position="super 66.6%"/>
    </style:style>
    <style:style style:name="P44" style:parent-style-name="Обычный" style:family="paragraph">
      <style:paragraph-properties fo:margin-bottom="0in" fo:line-height="115%" fo:margin-left="0.4923in" fo:text-indent="-0.3937in">
        <style:tab-stops/>
      </style:paragraph-properties>
      <style:text-properties fo:language="en" fo:country="US"/>
    </style:style>
    <style:style style:name="P45" style:parent-style-name="Абзацсписка" style:list-style-name="LFO7" style:family="paragraph">
      <style:paragraph-properties fo:margin-bottom="0in" fo:line-height="115%" fo:margin-left="0.3937in" fo:text-indent="-0.2951in">
        <style:tab-stops/>
      </style:paragraph-properties>
    </style:style>
    <style:style style:name="T46" style:parent-style-name="Основнойшрифтабзаца" style:family="text">
      <style:text-properties fo:font-weight="bold" style:font-weight-asian="bold"/>
    </style:style>
    <style:style style:name="T47" style:parent-style-name="Код" style:family="text">
      <style:text-properties fo:language="ru" fo:country="RU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style:text-position="super 66.6%"/>
    </style:style>
    <style:style style:name="P50" style:parent-style-name="Обычный" style:family="paragraph">
      <style:paragraph-properties fo:margin-bottom="0in" fo:line-height="115%"/>
    </style:style>
    <style:style style:name="P51" style:parent-style-name="Абзацсписка" style:list-style-name="LFO8" style:family="paragraph">
      <style:paragraph-properties fo:margin-bottom="0in" fo:line-height="115%" fo:margin-left="0.4923in" fo:text-indent="-0.3937in">
        <style:tab-stops/>
      </style:paragraph-properties>
    </style:style>
    <style:style style:name="T52" style:parent-style-name="Основнойшрифтабзаца" style:family="text">
      <style:text-properties fo:font-weight="bold" style:font-weight-asian="bold"/>
    </style:style>
    <style:style style:name="T53" style:parent-style-name="Основнойшрифтабзаца" style:family="text">
      <style:text-properties style:font-name="Courier New" style:font-name-complex="Courier New" fo:font-weight="bold" style:font-weight-asian="bold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P61" style:parent-style-name="Обычный" style:family="paragraph">
      <style:paragraph-properties fo:margin-bottom="0in" fo:line-height="115%" fo:margin-left="0.0986in">
        <style:tab-stops/>
      </style:paragraph-properties>
      <style:text-properties fo:language="en" fo:country="US"/>
    </style:style>
    <style:style style:name="P62" style:parent-style-name="Обычный" style:family="paragraph">
      <style:text-properties fo:language="en" fo:country="US"/>
    </style:style>
  </office:automatic-styles>
  <office:body>
    <office:text text:use-soft-page-breaks="true">
      <text:list text:style-name="LFO2" text:continue-numbering="true">
        <text:list-item>
          <text:p text:style-name="P1">В текстовом файле<text:s/><text:span text:style-name="T2">k7a-3.txt</text:span><text:s/>находится цепочка из символов латинского алфавита<text:s/><text:span text:style-name="T3">A</text:span>,<text:s/><text:span text:style-name="T4">B</text:span>,<text:s/><text:span text:style-name="T5">C</text:span>,<text:s/><text:span text:style-name="T6">D</text:span>,<text:s/><text:span text:style-name="T7">E</text:span>,<text:s/><text:span text:style-name="T8">F</text:span>. Найдите длину самой длинной подцепочки, состоящей из символов<text:s/><text:span text:style-name="T9">A</text:span>,<text:s/><text:span text:style-name="T10">B</text:span>,<text:s/><text:span text:style-name="T11">E</text:span>,<text:s/><text:span text:style-name="T12">F</text:span><text:s/>(в произвольном порядке).</text:p>
        </text:list-item>
      </text:list>
      <text:p text:style-name="P13"/>
      <text:list text:style-name="LFO3" text:continue-numbering="true">
        <text:list-item>
          <text:p text:style-name="P14">Текстовый файл<text:s/><text:span text:style-name="Код">k</text:span><text:span text:style-name="T15">8-4.</text:span><text:span text:style-name="Код">txt</text:span><text:s/>состоит не более чем из 10<text:span text:style-name="T16">6</text:span><text:s/>символов. Определите максимальное количество идущих подряд символов, среди которых каждые два соседних различны.</text:p>
        </text:list-item>
      </text:list>
      <text:p text:style-name="P17"/>
      <text:list text:style-name="LFO4" text:continue-numbering="true">
        <text:list-item>
          <text:p text:style-name="P18">В текстовом файле<text:span text:style-name="T19"><text:s/></text:span><text:span text:style-name="T20">k8-31.txt</text:span><text:span text:style-name="T21"><text:s/></text:span>находится цепочка из символов, в которую могут входить заглавные буквы латинского алфавита<text:s/><text:span text:style-name="T22">A</text:span>…<text:span text:style-name="T23">Z</text:span><text:s/>и<text:s/>десятичные<text:s/>цифры.<text:s/>Найдите длину самой длинной подцепочки, состоящей из одинаковых символов. Если в файле несколько подходящих цепочек одинаковой длины, нужно взять первую из них. Выведите сначала символ, из которого строится эта подцепочка, а затем через пробел – длину этой подцепочки.</text:p>
        </text:list-item>
      </text:list>
      <text:p text:style-name="P24"/>
      <text:list text:style-name="LFO5" text:continue-numbering="true">
        <text:list-item>
          <text:p text:style-name="P25">Текстовый файл<text:s/><text:span text:style-name="T26">24-157.</text:span><text:span text:style-name="Код">txt</text:span><text:s/>содержит только заглавные буквы латинского алфавита<text:s/>(ABC…Z).<text:s/>Определите максимальное количество идущих подряд символов, среди которых нет сочетания символов<text:s/><text:s/>QW.</text:p>
        </text:list-item>
      </text:list>
      <text:p text:style-name="P27"/>
      <text:list text:style-name="LFO5" text:continue-numbering="true">
        <text:list-item>
          <text:p text:style-name="P28">Текстовый файл<text:s/><text:span text:style-name="T29">24-157.</text:span><text:span text:style-name="Код">txt</text:span><text:s/>содержит только заглавные буквы латинского алфавита<text:s/>(ABC…Z).<text:s/>Определите максимальное количество идущих подряд символов, среди которых нет сочетания символов<text:s/><text:s/><text:span text:style-name="T30">PPP</text:span>.</text:p>
        </text:list-item>
      </text:list>
      <text:p text:style-name="Абзацсписка"/>
      <text:list text:style-name="LFO6" text:continue-numbering="true">
        <text:list-item>
          <text:p text:style-name="P31">Текстовый файл<text:s/><text:span text:style-name="T32">24-196.</text:span><text:span text:style-name="Код">txt</text:span><text:s/>содержит строку из<text:s/>заглавных<text:s/>латинских<text:s/>букв<text:s/><text:span text:style-name="T33">X</text:span>,<text:s/><text:span text:style-name="T34">Y</text:span><text:s/>и<text:s/><text:span text:style-name="T35">Z</text:span>,<text:s/>всего не более чем из 10<text:span text:style-name="T36">6</text:span><text:s/>символов.<text:s/>Определите максимальное количество идущих подряд пар<text:s/>символов Z<text:span text:style-name="T37">X</text:span><text:s/>или<text:s/><text:span text:style-name="T38">ZY</text:span>.</text:p>
        </text:list-item>
      </text:list>
      <text:p text:style-name="P39"/>
      <text:p text:style-name="P40">204)<text:s/>(<text:span text:style-name="T41">Е. Джобс</text:span>) Текстовый<text:s/>файл<text:s/><text:span text:style-name="T42">24-204.</text:span><text:span text:style-name="Код">txt</text:span><text:s/>содержит строку из заглавных латинских букв A, B и C, всего не более чем из 10<text:span text:style-name="T43">6</text:span> символов.<text:s/>Найдите максимальное количество подряд идущих пар символов AA или CC. Искомая подстрока может включать только пары АA, только пары CС или содержать одновременно как пары АA, так и пары CC.</text:p>
      <text:p text:style-name="P44"/>
      <text:list text:style-name="LFO7" text:continue-numbering="true">
        <text:list-item>
          <text:p text:style-name="P45">(<text:span text:style-name="T46">А. Калинин</text:span>)<text:s/>Текстовый файл<text:s/><text:span text:style-name="T47">24-215.</text:span><text:span text:style-name="Код">txt</text:span><text:s/>содержит строку<text:s/>из символов A, B,<text:s/><text:span text:style-name="T48">C</text:span><text:s/>и цифр 1, 2, 3, всего не более чем 10<text:span text:style-name="T49">6</text:span><text:s/>символов. Определите максимальное количество идущих подряд троек символов вида «буква + цифра<text:s/>+<text:s/>цифра». <text:s/></text:p>
        </text:list-item>
      </text:list>
      <text:p text:style-name="P50"/>
      <text:list text:style-name="LFO8" text:continue-numbering="true">
        <text:list-item>
          <text:p text:style-name="P51">(<text:span text:style-name="T52">А.М. Кабанов</text:span>)<text:s/>В текстовом файле<text:s/><text:span text:style-name="T53">k7b-1.txt</text:span><text:s/>находится цепочка из символов латинского алфавита<text:s/><text:span text:style-name="T54">A</text:span>,<text:s/><text:span text:style-name="T55">B</text:span>,<text:s/><text:span text:style-name="T56">C</text:span>,<text:s/><text:span text:style-name="T57">D</text:span>,<text:s/><text:span text:style-name="T58">E</text:span>. Найдите максимальную длину цепочки вида<text:s/><text:span text:style-name="T59">EABEABEABE</text:span>... (состоящей из фрагментов<text:s/><text:span text:style-name="T60">EAB</text:span>, последний фрагмент может быть неполным).</text:p>
        </text:list-item>
      </text:list>
      <text:p text:style-name="P61"/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style:style style:name="Код" style:display-name="Код" style:family="text">
      <style:text-properties style:font-name="Courier New" style:font-name-complex="Courier New" fo:font-weight="bold" style:font-weight-asian="bold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2">
      <text:list-level-style-number text:level="1" style:num-suffix=")" style:num-format="1" text:start-value="23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3">
      <text:list-level-style-number text:level="1" style:num-suffix=")" style:num-format="1" text:start-value="8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 text:start-value="59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5">
      <text:list-level-style-number text:level="1" style:num-suffix=")" style:num-format="1" text:start-value="176">
        <style:list-level-properties text:space-before="0.4472in" text:min-label-width="0.302in" text:list-level-position-and-space-mode="label-alignment">
          <style:list-level-label-alignment text:label-followed-by="listtab" fo:margin-left="0.7493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6">
      <text:list-level-style-number text:level="1" style:num-suffix=")" style:num-format="1" text:start-value="196">
        <style:list-level-properties text:space-before="0.4472in" text:min-label-width="0.302in" text:list-level-position-and-space-mode="label-alignment">
          <style:list-level-label-alignment text:label-followed-by="listtab" fo:margin-left="0.7493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7">
      <text:list-level-style-number text:level="1" style:num-suffix=")" style:num-format="1" text:start-value="217">
        <style:list-level-properties text:space-before="0.3937in" text:min-label-width="0.302in" text:list-level-position-and-space-mode="label-alignment">
          <style:list-level-label-alignment text:label-followed-by="listtab" fo:margin-left="0.6958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8">
      <text:list-level-style-number text:level="1" style:num-suffix=")" style:num-format="1" text:start-value="2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11-10T18:58:00Z</meta:creation-date>
    <dc:date>2025-11-10T19:26:00Z</dc:date>
    <meta:template xlink:href="Normal.dotm" xlink:type="simple"/>
    <meta:editing-cycles>2</meta:editing-cycles>
    <meta:editing-duration>PT1200S</meta:editing-duration>
    <meta:document-statistic meta:page-count="1" meta:paragraph-count="4" meta:word-count="316" meta:character-count="2118" meta:row-count="15" meta:non-whitespace-character-count="1806"/>
  </office:meta>
</office:document-meta>
</file>